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style:line-height-at-least="0.423cm" fo:orphans="2" fo:widows="2" fo:text-indent="0cm" style:auto-text-indent="false" fo:padding="0cm" fo:border="none"/>
      <style:text-properties fo:font-variant="normal" fo:text-transform="none" fo:color="#000000" fo:letter-spacing="normal"/>
    </style:style>
    <style:style style:name="P2" style:family="paragraph" style:parent-style-name="Preformatted_20_Text">
      <style:paragraph-properties fo:margin-left="0cm" fo:margin-right="0cm" fo:margin-top="0cm" fo:margin-bottom="0cm" loext:contextual-spacing="false" style:line-height-at-least="0.423cm" fo:orphans="2" fo:widows="2" fo:text-indent="0cm" style:auto-text-indent="false" fo:padding="0cm" fo:border="none"/>
      <style:text-properties fo:font-variant="normal" fo:text-transform="none" fo:color="#000000" fo:letter-spacing="normal" officeooo:rsid="0004f0b0" officeooo:paragraph-rsid="0004f0b0"/>
    </style:style>
    <style:style style:name="P3" style:family="paragraph" style:parent-style-name="Preformatted_20_Text">
      <style:paragraph-properties fo:margin-top="0cm" fo:margin-bottom="0cm" loext:contextual-spacing="false" style:line-height-at-least="0.423cm" fo:orphans="2" fo:widows="2" fo:padding="0cm" fo:border="none"/>
      <style:text-properties fo:font-variant="normal" fo:text-transform="none" fo:color="#000000" style:font-name="Ubuntu Mono" fo:font-size="10.3999996185303pt" fo:letter-spacing="normal" fo:font-style="normal" fo:font-weight="normal"/>
    </style:style>
    <style:style style:name="T1" style:family="text">
      <style:text-properties style:font-name="Ubuntu Mono" fo:font-size="10.3999996185303pt" fo:font-style="normal" fo:font-weight="normal"/>
    </style:style>
    <style:style style:name="T2" style:family="text">
      <style:text-properties officeooo:rsid="000654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Всего <text:s/>было рассмотрено 55 тикеров со второго листа файла эмитенты КОТИРОВКИ.xlsx. </text:p>
      <text:p text:style-name="P2"/>
      <text:p text:style-name="P2">Исследовались недельные цены закрытия, временной интервал, в рамках которого были данные по всем компаниям начинался 04.12.2011 и заканчивался 24.05.2015 - всего 181 неделя.</text:p>
      <text:p text:style-name="P2"/>
      <text:p text:style-name="P2">Оказалось, что у трех компаний с тикерами <text:s/>"PHOR.RX.Equity", "IRAO.RX.Equity", "UNAC.RX.Equity" отсутствуют некоторые значения цен закрытия в указанном диапазоне, поэтому в дальнейшем исследовалось 52 компании. Для них формировался вектор разностей доходностей размерности 74.</text:p>
      <text:p text:style-name="P2"/>
      <text:p text:style-name="P2">Всего было рассмотрено 12*12*9*4 = 5184 <text:s/>модели. Варьировались такие параметры, как время отбора (от 1 до 12 месяцев), время ожидания (от 0 до 8 недель), время инвестирования (от 1 до 12 месяцев), процент от общего количества в группе победителей и проигравших (50%, 30%, 20%, 10%)</text:p>
      <text:p text:style-name="P2"/>
      <text:p text:style-name="P2">Для проверки значимости лучшей модели использовалась процедура Bootstrap Reality Check с некоторыми параметрами.</text:p>
      <text:p text:style-name="P2">Лучшей по средней доходности (0.05937230% в месяц) оказалась стратегия с параметрами <text:s text:c="7"/>11 месяцев на отбор, 2 недели на ожидание, <text:span text:style-name="T2">1</text:span> месяц на инвестирование,</text:p>
      <text:p text:style-name="P2">Портфели победителей и проигравших составляли 10% от общего количества компаний (5 победителей и 5 проигравших)</text:p>
      <text:p text:style-name="P2">Bootstrap p-value =0.030, т.е. данная стратегия показала значимый результат на 5% уровне значимости.</text:p>
      <text:p text:style-name="P2"/>
      <text:p text:style-name="P2">В принципе наблюдался эффект увеличения средней доходности при уменьшении количества компаний в группах победителей и проигравших.</text:p>
      <text:p text:style-name="P2"/>
      <text:p text:style-name="P2">Топ 20 по средней доходности стратегий</text:p>
      <text:p text:style-name="P1"/>
      <text:p text:style-name="P1"/>
      <text:p text:style-name="P1"/>
      <text:p text:style-name="P1"><text:bookmark text:name="rstudio_console_output"/><text:s text:c="6"/><text:span text:style-name="T1">mean <text:s text:c="8"/>t <text:s text:c="5"/>p-value <text:s text:c="6"/>hist_per moment_per invest_per percent</text:span></text:p>
      <text:p text:style-name="P3">4993 0.05937230 <text:s/>4.262263 5.963273e-05 <text:s text:c="6"/>44 <text:s text:c="9"/>2 <text:s text:c="9"/>4 <text:s text:c="4"/>0.1</text:p>
      <text:p text:style-name="P3">5005 0.05730663 <text:s/>4.185605 7.836618e-05 <text:s text:c="6"/>44 <text:s text:c="9"/>3 <text:s text:c="9"/>4 <text:s text:c="4"/>0.1</text:p>
      <text:p text:style-name="P3">4970 0.05611414 <text:s/>5.478534 5.807367e-07 <text:s text:c="6"/>44 <text:s text:c="9"/>0 <text:s text:c="9"/>8 <text:s text:c="4"/>0.1</text:p>
      <text:p text:style-name="P3">4983 0.05606710 <text:s/>7.444641 1.548113e-10 <text:s text:c="6"/>44 <text:s text:c="9"/>1 <text:s text:c="8"/>12 <text:s text:c="4"/>0.1</text:p>
      <text:p text:style-name="P3">5007 0.05580334 <text:s/>8.000341 1.406120e-11 <text:s text:c="6"/>44 <text:s text:c="9"/>3 <text:s text:c="8"/>12 <text:s text:c="4"/>0.1</text:p>
      <text:p text:style-name="P3">4995 0.05579356 <text:s/>7.724331 4.635847e-11 <text:s text:c="6"/>44 <text:s text:c="9"/>2 <text:s text:c="8"/>12 <text:s text:c="4"/>0.1</text:p>
      <text:p text:style-name="P3">4982 0.05578903 <text:s/>5.623398 3.243900e-07 <text:s text:c="6"/>44 <text:s text:c="9"/>1 <text:s text:c="9"/>8 <text:s text:c="4"/>0.1</text:p>
      <text:p text:style-name="P3">5019 0.05520070 <text:s/>8.081216 9.909851e-12 <text:s text:c="6"/>44 <text:s text:c="9"/>4 <text:s text:c="8"/>12 <text:s text:c="4"/>0.1</text:p>
      <text:p text:style-name="P3">4959 0.05511223 <text:s/>7.729637 4.530820e-11 <text:s text:c="6"/>40 <text:s text:c="9"/>8 <text:s text:c="8"/>12 <text:s text:c="4"/>0.1</text:p>
      <text:p text:style-name="P3">4981 0.05509804 <text:s/>3.784259 3.134328e-04 <text:s text:c="6"/>44 <text:s text:c="9"/>1 <text:s text:c="9"/>4 <text:s text:c="4"/>0.1</text:p>
      <text:p text:style-name="P3">4971 0.05505143 <text:s/>7.104844 6.655487e-10 <text:s text:c="6"/>44 <text:s text:c="9"/>0 <text:s text:c="8"/>12 <text:s text:c="4"/>0.1</text:p>
      <text:p text:style-name="P3">4994 0.05478330 <text:s/>5.732997 2.080796e-07 <text:s text:c="6"/>44 <text:s text:c="9"/>2 <text:s text:c="9"/>8 <text:s text:c="4"/>0.1</text:p>
      <text:p text:style-name="P3">5017 0.05472229 <text:s/>3.967245 1.681830e-04 <text:s text:c="6"/>44 <text:s text:c="9"/>4 <text:s text:c="9"/>4 <text:s text:c="4"/>0.1</text:p>
      <text:p text:style-name="P3">5079 0.05451946 <text:s/>7.433274 1.625731e-10 <text:s text:c="6"/>48 <text:s text:c="9"/>0 <text:s text:c="8"/>12 <text:s text:c="4"/>0.1</text:p>
      <text:p text:style-name="P3">4947 0.05439868 <text:s/>7.694909 5.263701e-11 <text:s text:c="6"/>40 <text:s text:c="9"/>7 <text:s text:c="8"/>12 <text:s text:c="4"/>0.1</text:p>
      <text:p text:style-name="P3">5006 0.05408209 <text:s/>5.739845 2.023669e-07 <text:s text:c="6"/>44 <text:s text:c="9"/>3 <text:s text:c="9"/>8 <text:s text:c="4"/>0.1</text:p>
      <text:p text:style-name="P3">4912 0.05380128 <text:s/>9.046464 1.523226e-13 <text:s text:c="6"/>40 <text:s text:c="9"/>4 <text:s text:c="8"/>16 <text:s text:c="4"/>0.1</text:p>
      <text:p text:style-name="P3">4935 0.05372410 <text:s/>7.485068 1.300826e-10 <text:s text:c="6"/>40 <text:s text:c="9"/>6 <text:s text:c="8"/>12 <text:s text:c="4"/>0.1</text:p>
      <text:p text:style-name="P3">4911 0.05365056 <text:s/>7.530907 1.067746e-10 <text:s text:c="6"/>40 <text:s text:c="9"/>4 <text:s text:c="8"/>12 <text:s text:c="4"/>0.1</text:p>
      <text:p text:style-name="P3">4542 0.05351457 11.221988 0.000000e+00 <text:s text:c="6"/>28 <text:s text:c="9"/>0 <text:s text:c="8"/>24 <text:s text:c="4"/>0.1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" svg:font-family="'Ubuntu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9T20:26:55.394728162</meta:creation-date>
    <dc:date>2015-07-09T20:31:49.222092290</dc:date>
    <meta:editing-duration>PT3M32S</meta:editing-duration>
    <meta:editing-cycles>2</meta:editing-cycles>
    <meta:generator>LibreOffice/4.3.3.2$Linux_X86_64 LibreOffice_project/430m0$Build-2</meta:generator>
    <meta:document-statistic meta:table-count="0" meta:image-count="0" meta:object-count="0" meta:page-count="1" meta:paragraph-count="31" meta:word-count="364" meta:character-count="3083" meta:non-whitespace-character-count="2147"/>
  </office:meta>
</office:document-meta>
</file>